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MP_5f_First">
    </style:style>
    <style:style style:name="P2" style:family="paragraph" style:parent-style-name="Liste_20_1">
      <style:paragraph-properties fo:margin-left="0.3937in" fo:margin-right="0.7874in" fo:margin-top="0in" fo:margin-bottom="0.0217in" loext:contextual-spacing="false" fo:text-align="start" style:justify-single-word="false" fo:text-indent="-0.3937in" style:auto-text-indent="false">
        <style:tab-stops>
          <style:tab-stop style:position="3.8563in" style:type="right"/>
        </style:tab-stops>
      </style:paragraph-properties>
      <style:text-properties officeooo:paragraph-rsid="0023f5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)xxxxTest test test test test test test test test test:<text:tab/>test. Example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6pt" fo:language="de" fo:country="CH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de" fo:country="CH" style:font-name-asian="Segoe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in" fo:margin-bottom="0.0555in" loext:contextual-spacing="false" fo:line-height="0.1528in" fo:text-align="justify" style:justify-single-word="false" fo:keep-together="always" fo:orphans="0" fo:widows="0" fo:hyphenation-ladder-count="no-limit" style:writing-mode="lr-tb">
        <style:tab-stops>
          <style:tab-stop style:position="4.3307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de" fo:country="CH" fo:hyphenate="true" fo:hyphenation-remain-char-count="2" fo:hyphenation-push-char-count="2"/>
    </style:style>
    <style:style style:name="Standard_20_vor_20_Aufzählung" style:display-name="Standard vor Aufzählung" style:family="paragraph" style:parent-style-name="Standard" style:class="text">
      <style:paragraph-properties fo:keep-with-next="always"/>
    </style:style>
    <style:style style:name="Standard_20_nach_20_Aufzählung" style:display-name="Standard nach Aufzählung" style:family="paragraph" style:parent-style-name="Standard" style:class="text"/>
    <style:style style:name="Standard_20_vor_20_Tabelle" style:display-name="Standard vor Tabelle" style:family="paragraph" style:parent-style-name="Standard" style:class="text"/>
    <style:style style:name="Header" style:family="paragraph" style:class="extra">
      <style:text-properties style:use-window-font-color="true" style:font-name="Times New Roman" fo:font-family="'Times New Roman'" style:font-family-generic="roman" style:font-pitch="variable" fo:font-size="9pt" fo:language="de" fo:country="CH"/>
    </style:style>
    <style:style style:name="Footer" style:family="paragraph" style:parent-style-name="Header" style:class="extra"/>
    <style:style style:name="Erlasstitel" style:family="paragraph" style:parent-style-name="Standard" style:next-style-name="Datum" style:master-page-name="">
      <style:paragraph-properties fo:margin-top="0in" fo:margin-bottom="0.1665in" loext:contextual-spacing="false" style:line-height-at-least="0.1665in" fo:text-align="start" style:justify-single-word="false" fo:keep-together="always" fo:hyphenation-ladder-count="no-limit" style:page-number="auto" fo:keep-with-next="always" style:vertical-align="top"/>
      <style:text-properties fo:font-size="12pt" fo:font-weight="bold" fo:hyphenate="false" fo:hyphenation-remain-char-count="2" fo:hyphenation-push-char-count="2"/>
    </style:style>
    <style:style style:name="Titel_20_Arbeitsversion" style:display-name="Titel Arbeitsversion" style:family="paragraph" style:parent-style-name="Erlasstitel" style:next-style-name="Datum" style:master-page-name="">
      <style:paragraph-properties fo:margin-top="0in" fo:margin-bottom="0.3335in" loext:contextual-spacing="false" fo:text-align="start" style:justify-single-word="false" fo:keep-together="auto" fo:hyphenation-ladder-count="no-limit" style:page-number="auto" fo:keep-with-next="auto"/>
      <style:text-properties fo:font-size="11pt" fo:font-style="italic" fo:font-weight="normal" fo:hyphenate="false" fo:hyphenation-remain-char-count="2" fo:hyphenation-push-char-count="2"/>
    </style:style>
    <style:style style:name="Datum" style:family="paragraph" style:parent-style-name="Standard" style:next-style-name="Autor">
      <style:paragraph-properties fo:margin-left="0in" fo:margin-right="0in" fo:margin-top="0in" fo:margin-bottom="0.0555in" loext:contextual-spacing="false" style:line-height-at-least="0.1665in" fo:text-align="start" style:justify-single-word="false" fo:keep-together="always" fo:text-indent="0in" style:auto-text-indent="false" fo:padding-left="0in" fo:padding-right="0in" fo:padding-top="0in" fo:padding-bottom="0.1665in" fo:border-left="none" fo:border-right="none" fo:border-top="none" fo:border-bottom="0.71pt solid #000000" fo:keep-with-next="auto"/>
      <style:text-properties fo:font-size="10pt" fo:font-style="italic"/>
    </style:style>
    <style:style style:name="Autor" style:family="paragraph" style:parent-style-name="Standard" style:next-style-name="Grundlage">
      <style:paragraph-properties fo:margin-top="0.25in" fo:margin-bottom="0.1665in" loext:contextual-spacing="false" fo:line-height="0.1665in" fo:keep-together="always" fo:keep-with-next="auto"/>
      <style:text-properties fo:font-size="12pt" fo:font-style="italic"/>
    </style:style>
    <style:style style:name="Grundlage" style:family="paragraph" style:parent-style-name="Standard" style:next-style-name="Aktion">
      <style:paragraph-properties fo:margin-top="0in" fo:margin-bottom="0.0555in" loext:contextual-spacing="false" fo:line-height="0.1528in" fo:keep-together="auto" fo:keep-with-next="auto"/>
    </style:style>
    <style:style style:name="Aktion" style:family="paragraph" style:parent-style-name="Autor" style:next-style-name="Standard">
      <style:paragraph-properties fo:margin-top="0.1945in" fo:margin-bottom="0.0835in" loext:contextual-spacing="false" fo:line-height="0.1665in" fo:keep-with-next="auto"/>
      <style:text-properties fo:font-size="12pt" fo:font-style="italic"/>
    </style:style>
    <style:style style:name="Schluss" style:family="paragraph" style:parent-style-name="Standard">
      <style:paragraph-properties fo:margin-left="2.1264in" fo:margin-right="0in" fo:margin-top="0.3335in" fo:margin-bottom="0.028in" loext:contextual-spacing="false" fo:text-align="start" style:justify-single-word="false" fo:text-indent="-2.1264in" style:auto-text-indent="false">
        <style:tab-stops>
          <style:tab-stop style:position="2.1264in"/>
        </style:tab-stops>
      </style:paragraph-properties>
    </style:style>
    <style:style style:name="Titel_20_Änderungstabelle_20__28_Datum_29_" style:display-name="Titel Änderungstabelle (Datum)" style:family="paragraph" style:parent-style-name="Standard" style:next-style-name="Artikel" style:class="text">
      <style:paragraph-properties fo:margin-top="0in" fo:margin-bottom="0.1252in" loext:contextual-spacing="false" fo:text-align="start" style:justify-single-word="false" fo:keep-together="always" fo:hyphenation-ladder-count="no-limit" fo:break-before="page" fo:keep-with-next="always"/>
      <style:text-properties fo:font-size="9pt" fo:font-weight="bold" fo:hyphenate="false" fo:hyphenation-remain-char-count="2" fo:hyphenation-push-char-count="2"/>
    </style:style>
    <style:style style:name="Titel_20_Änderungstabelle_20__28_Element_29_" style:display-name="Titel Änderungstabelle (Element)" style:family="paragraph" style:parent-style-name="Standard" style:next-style-name="Artikel" style:class="text">
      <style:paragraph-properties fo:margin-top="0.5in" fo:margin-bottom="0.1252in" loext:contextual-spacing="false" fo:text-align="start" style:justify-single-word="false" fo:keep-together="always" fo:hyphenation-ladder-count="no-limit" fo:keep-with-next="always"/>
      <style:text-properties fo:font-size="9pt" fo:font-weight="bold" fo:hyphenate="false" fo:hyphenation-remain-char-count="2" fo:hyphenation-push-char-count="2"/>
    </style:style>
    <style:style style:name="Titel_20_Annex" style:display-name="Titel Annex" style:family="paragraph" style:parent-style-name="Titel_20_Änderungstabelle_20__28_Datum_29_" style:class="text">
      <style:paragraph-properties fo:margin-top="0.3335in" fo:margin-bottom="0.1252in" loext:contextual-spacing="false" fo:break-before="auto" fo:break-after="auto"/>
      <style:text-properties fo:font-size="10pt"/>
    </style:style>
    <style:style style:name="Titel_20_Stufe_20_1" style:display-name="Titel Stufe 1" style:family="paragraph" style:parent-style-name="Standard" style:next-style-name="Artikel" style:list-style-name="" style:class="text">
      <style:paragraph-properties fo:margin-left="0.2165in" fo:margin-right="0in" fo:margin-top="0.1665in" fo:margin-bottom="0.0417in" loext:contextual-spacing="false" fo:line-height="100%" fo:text-align="start" style:justify-single-word="false" fo:keep-together="always" fo:hyphenation-ladder-count="no-limit" fo:text-indent="-0.2165in" style:auto-text-indent="false" fo:keep-with-next="always">
        <style:tab-stops>
          <style:tab-stop style:position="4.1138in" style:type="right"/>
        </style:tab-stops>
      </style:paragraph-properties>
      <style:text-properties fo:font-size="10pt" fo:font-weight="bold" fo:hyphenate="false" fo:hyphenation-remain-char-count="2" fo:hyphenation-push-char-count="2"/>
    </style:style>
    <style:style style:name="Titel_20_Stufe_20_2" style:display-name="Titel Stufe 2" style:family="paragraph" style:parent-style-name="Titel_20_Stufe_20_1" style:next-style-name="Artikel" style:class="text">
      <style:paragraph-properties fo:margin-left="0.3346in" fo:margin-right="0in" fo:margin-top="0.1665in" fo:margin-bottom="0.0417in" loext:contextual-spacing="false" fo:line-height="100%" fo:text-align="start" style:justify-single-word="false" fo:keep-together="always" fo:hyphenation-ladder-count="no-limit" fo:text-indent="-0.3346in" style:auto-text-indent="false" fo:keep-with-next="always">
        <style:tab-stops>
          <style:tab-stop style:position="3.9957in" style:type="right"/>
        </style:tab-stops>
      </style:paragraph-properties>
      <style:text-properties fo:font-size="10pt" fo:font-style="normal" fo:font-weight="bold" fo:hyphenate="false" fo:hyphenation-remain-char-count="2" fo:hyphenation-push-char-count="2"/>
    </style:style>
    <style:style style:name="Titel_20_Stufe_20_3" style:display-name="Titel Stufe 3" style:family="paragraph" style:parent-style-name="Titel_20_Stufe_20_2" style:next-style-name="Artikel" style:class="text">
      <style:paragraph-properties fo:margin-left="0.3937in" fo:margin-right="0in" fo:text-indent="-0.3937in" style:auto-text-indent="false">
        <style:tab-stops>
          <style:tab-stop style:position="3.9366in" style:type="right"/>
        </style:tab-stops>
      </style:paragraph-properties>
      <style:text-properties fo:font-size="10pt" fo:font-style="italic" fo:font-weight="normal"/>
    </style:style>
    <style:style style:name="Titel_20_Stufe_20_4" style:display-name="Titel Stufe 4" style:family="paragraph" style:parent-style-name="Titel_20_Stufe_20_3" style:next-style-name="Artikel" style:class="text">
      <style:paragraph-properties fo:margin-left="0.5311in" fo:margin-right="0in" fo:text-indent="-0.5311in" style:auto-text-indent="false">
        <style:tab-stops>
          <style:tab-stop style:position="3.7992in" style:type="right"/>
        </style:tab-stops>
      </style:paragraph-properties>
      <style:text-properties fo:font-style="normal"/>
    </style:style>
    <style:style style:name="Titel_20_Stufe_20_5" style:display-name="Titel Stufe 5" style:family="paragraph" style:parent-style-name="Titel_20_Stufe_20_4" style:next-style-name="Artikel" style:class="text">
      <style:paragraph-properties fo:margin-left="0.689in" fo:margin-right="0in" fo:text-indent="-0.689in" style:auto-text-indent="false">
        <style:tab-stops>
          <style:tab-stop style:position="3.6417in" style:type="right"/>
        </style:tab-stops>
      </style:paragraph-properties>
    </style:style>
    <style:style style:name="Titel_20_Stufe_20_1_20_nach_20_Titel" style:display-name="Titel Stufe 1 nach Titel" style:family="paragraph" style:parent-style-name="Titel_20_Stufe_20_1" style:next-style-name="Artikel" style:class="text"/>
    <style:style style:name="Titel_20_Stufe_20_2_20_nach_20_Titel" style:display-name="Titel Stufe 2 nach Titel" style:family="paragraph" style:parent-style-name="Titel_20_Stufe_20_2" style:next-style-name="Artikel" style:class="text"/>
    <style:style style:name="Titel_20_Stufe_20_3_20_nach_20_Titel" style:display-name="Titel Stufe 3 nach Titel" style:family="paragraph" style:parent-style-name="Titel_20_Stufe_20_3" style:next-style-name="Artikel" style:class="text"/>
    <style:style style:name="Titel_20_Stufe_20_4_20_nach_20_Titel" style:display-name="Titel Stufe 4 nach Titel" style:family="paragraph" style:parent-style-name="Titel_20_Stufe_20_4" style:next-style-name="Artikel" style:class="text"/>
    <style:style style:name="Titel_20_Stufe_20_5_20_nach_20_Titel" style:display-name="Titel Stufe 5 nach Titel" style:family="paragraph" style:parent-style-name="Titel_20_Stufe_20_5" style:next-style-name="Artikel" style:class="text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Marginalia" style:family="paragraph" style:parent-style-name="Standard" style:class="text">
      <style:paragraph-properties fo:line-height="0.1in" fo:text-align="start" style:justify-single-word="false" fo:keep-together="always" fo:hyphenation-ladder-count="no-limit" fo:keep-with-next="always"/>
      <style:text-properties fo:font-size="7pt" fo:hyphenate="true" fo:hyphenation-remain-char-count="2" fo:hyphenation-push-char-count="2"/>
    </style:style>
    <style:style style:name="Artikel" style:family="paragraph" style:parent-style-name="Standard" style:next-style-name="Standard" style:list-style-name="">
      <style:paragraph-properties fo:margin-left="0.689in" fo:margin-right="0in" fo:margin-top="0.111in" fo:margin-bottom="0.0555in" loext:contextual-spacing="false" fo:line-height="0.1528in" fo:text-align="start" style:justify-single-word="false" fo:keep-together="always" fo:text-indent="-0.689in" style:auto-text-indent="false" fo:keep-with-next="always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</style:tab-stops>
      </style:paragraph-properties>
      <style:text-properties fo:font-size="10pt" fo:font-weight="normal"/>
    </style:style>
    <style:style style:name="Artikel_20__28_aufgehoben_29_" style:display-name="Artikel (aufgehoben)" style:family="paragraph" style:parent-style-name="Artikel" style:class="text">
      <style:paragraph-properties fo:keep-with-next="auto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nex_20_Liste" style:display-name="Annex Liste" style:family="paragraph" style:parent-style-name="Standard">
      <style:paragraph-properties fo:margin-left="0.7874in" fo:margin-right="0in" fo:margin-top="0in" fo:margin-bottom="0.0555in" loext:contextual-spacing="false" fo:line-height="0.1528in" fo:text-indent="-0.7874in" style:auto-text-indent="false"/>
    </style:style>
    <style:style style:name="Liste_20_1" style:display-name="Liste 1" style:family="paragraph" style:parent-style-name="Standard">
      <style:paragraph-properties fo:margin-left="0.4925in" fo:margin-right="0in" fo:margin-top="0in" fo:margin-bottom="0.0555in" loext:contextual-spacing="false" fo:line-height="0.1528in" fo:text-align="justify" style:justify-single-word="false" fo:text-indent="-0.4925in" style:auto-text-indent="false">
        <style:tab-stops>
          <style:tab-stop style:position="3.839in" style:type="right"/>
        </style:tab-stops>
      </style:paragraph-properties>
    </style:style>
    <style:style style:name="Liste_20_1_20_mit_20_Unterelementen" style:display-name="Liste 1 mit Unterelementen" style:family="paragraph" style:parent-style-name="Liste_20_1">
      <style:paragraph-properties fo:keep-with-next="always"/>
    </style:style>
    <style:style style:name="Liste_20_2" style:display-name="Liste 2" style:family="paragraph" style:parent-style-name="Liste_20_1">
      <style:paragraph-properties fo:margin-left="0.7283in" fo:margin-right="0in" fo:text-indent="-0.4925in" style:auto-text-indent="false">
        <style:tab-stops>
          <style:tab-stop style:position="3.602in" style:type="right"/>
        </style:tab-stops>
      </style:paragraph-properties>
    </style:style>
    <style:style style:name="Liste_20_3" style:display-name="Liste 3" style:family="paragraph" style:parent-style-name="Liste_20_2">
      <style:paragraph-properties fo:margin-left="0.9453in" fo:margin-right="0in" fo:text-indent="-0.6299in" style:auto-text-indent="false">
        <style:tab-stops>
          <style:tab-stop style:position="3.62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457in" fo:margin-right="0in" fo:margin-top="0in" fo:margin-bottom="0in" loext:contextual-spacing="false" fo:line-height="0.1307in" fo:keep-together="auto" fo:text-indent="-0.1457in" style:auto-text-indent="false"/>
      <style:text-properties fo:font-size="8pt"/>
    </style:style>
    <style:style style:name="Absatz-Standardschriftart" style:family="text"/>
    <style:style style:name="Footnote_20_anchor" style:display-name="Footnote anchor" style:family="text">
      <style:text-properties style:text-position="super 58%" fo:font-weight="normal" fo:background-color="transparent"/>
    </style:style>
    <style:style style:name="Footnote_20_Symbol" style:display-name="Footnote Symbol" style:family="text">
      <style:text-properties style:text-position="super 58%" style:font-name="Times New Roman" fo:font-family="'Times New Roman'" style:font-family-generic="roman" style:font-pitch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Frame2" style:family="graphic" style:parent-style-name="Frame">
      <style:graphic-properties svg:x="0in" svg:y="0in" fo:margin-left="0.0783in" fo:margin-right="0.0783in" style:wrap="dynamic" style:number-wrapped-paragraphs="no-limit" style:wrap-contour="false" style:vertical-pos="from-top" style:vertical-rel="paragraph" style:horizontal-pos="from-inside" style:horizontal-rel="page-end-margin" fo:background-color="#ffffff" style:background-transparency="0%" draw:fill="solid" draw:fill-color="#ffffff" draw:opacity="100%" style:writing-mode="lr-tb" draw:wrap-influence-on-position="once-successive"/>
    </style:style>
    <style:style style:name="MFrame" style:family="graphic" style:parent-style-name="Frame">
      <style:graphic-properties svg:width="0.7091in" fo:min-height="0.0161in" text:anchor-type="paragraph" svg:x="0.0783in" svg:y="0.0319in" fo:margin-left="0.0783in" fo:margin-right="0.0783in" style:wrap="dynamic" style:number-wrapped-paragraphs="no-limit" style:wrap-contour="false" style:vertical-pos="from-top" style:vertical-rel="paragraph" style:horizontal-pos="from-inside" style:horizontal-rel="page-end-margin" fo:background-color="#ffffff" style:background-transparency="0%" draw:fill="solid" draw:fill-color="#ffffff" draw:opacity="100%" style:writing-mode="lr-tb" draw:wrap-influence-on-position="once-successiv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style:num-suffix=")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margin-top="0in" fo:margin-bottom="0in" loext:contextual-spacing="false" fo:text-indent="0in" style:auto-text-indent="false" fo:padding="0in" fo:border-left="none" fo:border-right="none" fo:border-top="none" fo:border-bottom="0.51pt solid #000000">
        <style:tab-stops>
          <style:tab-stop style:position="4.3307in" style:type="right"/>
        </style:tab-stops>
      </style:paragraph-properties>
      <style:text-properties fo:font-size="12pt" style:text-underline-style="none" fo:font-weight="bold"/>
    </style:style>
    <style:style style:name="MP2" style:family="paragraph" style:parent-style-name="Header">
      <style:paragraph-properties fo:margin-left="0in" fo:margin-right="0in" fo:margin-top="0in" fo:margin-bottom="0in" loext:contextual-spacing="false" fo:text-indent="0in" style:auto-text-indent="false">
        <style:tab-stops>
          <style:tab-stop style:position="4.3307in" style:type="right"/>
        </style:tab-stops>
      </style:paragraph-properties>
      <style:text-properties fo:font-size="12pt" fo:font-weight="bold"/>
    </style:style>
    <style:style style:name="MP3" style:family="paragraph" style:parent-style-name="Footer">
      <style:paragraph-properties fo:margin-left="0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4.3307in" style:type="right"/>
        </style:tab-stops>
      </style:paragraph-properties>
      <style:text-properties style:text-position="0% 100%" fo:font-size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5.8299in" fo:page-height="8.2701in" style:num-format="1" style:print-orientation="portrait" fo:margin-top="0.6299in" fo:margin-bottom="0.4902in" fo:margin-left="1.0598in" fo:margin-right="0.5201in" style:writing-mode="lr-tb" style:layout-grid-color="#c0c0c0" style:layout-grid-lines="43" style:layout-grid-base-height="0.170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43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/>
    <style:master-page style:name="MP_5f_First" style:display-name="MP_First" style:page-layout-name="Mpm2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4:40:51</meta:creation-date>
    <dc:date>2019-05-09T09:15:08.909113326</dc:date>
    <meta:editing-duration>PT9H29M28S</meta:editing-duration>
    <meta:editing-cycles>44</meta:editing-cycles>
    <meta:generator>LibreOfficeDev/6.1.0.3$Linux_X86_64 LibreOffice_project/</meta:generator>
    <meta:document-statistic meta:table-count="0" meta:image-count="0" meta:object-count="0" meta:page-count="5" meta:paragraph-count="49" meta:word-count="1009" meta:character-count="5273" meta:non-whitespace-character-count="4305"/>
  </office:meta>
</office:document-meta>
</file>